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value</text:p>
          </table:table-cell>
          <table:table-cell office:value-type="string">
            <text:p>test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SNR</text:p>
          </table:table-cell>
          <table:table-cell office:value-type="string">
            <text:p>103dB</text:p>
          </table:table-cell>
          <table:table-cell office:value-type="string">
            <text:p>matlab SNR sweep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adence SNR test</text:p>
          </table:table-cell>
          <table:table-cell/>
        </table:table-row>
        <table:table-row table:style-name="ro2">
          <table:table-cell office:value-type="string">
            <text:p>THD at full scale</text:p>
          </table:table-cell>
          <table:table-cell office:value-type="string">
            <text:p>-85dB</text:p>
          </table:table-cell>
          <table:table-cell office:value-type="string">
            <text:p>matlab THD tes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adence THD test</text:p>
          </table:table-cell>
          <table:table-cell/>
        </table:table-row>
        <table:table-row table:style-name="ro2">
          <table:table-cell office:value-type="string">
            <text:p>NO audio band limit cycles or tones</text:p>
          </table:table-cell>
          <table:table-cell/>
          <table:table-cell office:value-type="string">
            <text:p>matlab DC sweeps</text:p>
          </table:table-cell>
          <table:table-cell/>
        </table:table-row>
        <table:table-row table:style-name="ro2">
          <table:table-cell office:value-type="string">
            <text:p>flat audio band noise profile</text:p>
          </table:table-cell>
          <table:table-cell/>
          <table:table-cell office:value-type="string">
            <text:p>matlab noise tes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adence noise 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Gray</meta:initial-creator>
    <meta:creation-date>2013-04-15T10:40:23</meta:creation-date>
    <dc:date>2013-04-15T10:44:41</dc:date>
    <dc:creator>G Gray</dc:creator>
    <meta:editing-duration>P0D</meta:editing-duration>
    <meta:editing-cycles>1</meta:editing-cycles>
    <meta:document-statistic meta:table-count="1" meta:cell-count="17" meta:object-count="0"/>
    <meta:generator>LibreOffice/3.6$Linux_X86_64 LibreOffice_project/e29a214-2bbed72-0621de6-a97528c-8f066d</meta:generator>
  </office:meta>
</office:document-meta>
</file>